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nectionFactor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getCloseSuppressingConnectionProxy( Connection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ConnectionFactory.SingleConnectionFactory(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ConnectionFactory.res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ngleConnec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prepareConnection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oseSuppressingInvocationHandler.invoke( Object proxy , Method method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ngleConnectionFactory.isSuppress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setSuppressClose( boolean suppress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SingleConnectionFactory( Connection target , ConnectionFactoryMetadata metadata , boolean suppressClo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ngleConnectionFactory.getAutoComm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SingleConnectionFactory( String url , boolean suppress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seSuppressingInvocationHandler.CloseSuppressingInvocationHandler( Connect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Factory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